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a7c" officeooo:paragraph-rsid="00173a7c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3a7c" officeooo:paragraph-rsid="00173a7c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7d8d9" officeooo:paragraph-rsid="0017d8d9"/>
    </style:style>
    <style:style style:name="P4" style:family="paragraph" style:parent-style-name="Standard">
      <style:text-properties officeooo:rsid="0019ebe3" officeooo:paragraph-rsid="0019ebe3"/>
    </style:style>
    <style:style style:name="P5" style:family="paragraph" style:parent-style-name="Standard">
      <style:text-properties officeooo:rsid="0019ebe3" officeooo:paragraph-rsid="001c2d07"/>
    </style:style>
    <style:style style:name="P6" style:family="paragraph" style:parent-style-name="Standard">
      <style:text-properties officeooo:rsid="001dacc0" officeooo:paragraph-rsid="001dacc0"/>
    </style:style>
    <style:style style:name="P7" style:family="paragraph" style:parent-style-name="Standard">
      <style:text-properties officeooo:rsid="001e8916" officeooo:paragraph-rsid="0020b6b2"/>
    </style:style>
    <style:style style:name="P8" style:family="paragraph" style:parent-style-name="Standard">
      <style:text-properties officeooo:rsid="001f2d4d" officeooo:paragraph-rsid="001f2d4d"/>
    </style:style>
    <style:style style:name="P9" style:family="paragraph" style:parent-style-name="Standard">
      <style:text-properties officeooo:rsid="0020b6b2" officeooo:paragraph-rsid="0020b6b2"/>
    </style:style>
    <style:style style:name="P10" style:family="paragraph" style:parent-style-name="Standard">
      <style:text-properties officeooo:rsid="0021dcc1" officeooo:paragraph-rsid="0021dcc1"/>
    </style:style>
    <style:style style:name="P11" style:family="paragraph" style:parent-style-name="Standard">
      <style:text-properties officeooo:rsid="00227dc4" officeooo:paragraph-rsid="00227dc4"/>
    </style:style>
    <style:style style:name="P12" style:family="paragraph" style:parent-style-name="Standard">
      <style:text-properties officeooo:rsid="0022bbd2" officeooo:paragraph-rsid="0022bbd2"/>
    </style:style>
    <style:style style:name="P13" style:family="paragraph" style:parent-style-name="Standard">
      <style:text-properties officeooo:rsid="0022bbd2" officeooo:paragraph-rsid="0027e308"/>
    </style:style>
    <style:style style:name="P14" style:family="paragraph" style:parent-style-name="Standard">
      <style:text-properties officeooo:rsid="00231661" officeooo:paragraph-rsid="00231661"/>
    </style:style>
    <style:style style:name="P15" style:family="paragraph" style:parent-style-name="Standard">
      <style:text-properties officeooo:rsid="0019ebe3" officeooo:paragraph-rsid="0019ebe3"/>
    </style:style>
    <style:style style:name="P16" style:family="paragraph" style:parent-style-name="Standard">
      <style:text-properties officeooo:rsid="0027e308" officeooo:paragraph-rsid="0027e308"/>
    </style:style>
    <style:style style:name="P17" style:family="paragraph" style:parent-style-name="Standard">
      <style:text-properties officeooo:rsid="0029b34f" officeooo:paragraph-rsid="0029b34f"/>
    </style:style>
    <style:style style:name="P18" style:family="paragraph" style:parent-style-name="Standard">
      <style:text-properties officeooo:rsid="002b5c32" officeooo:paragraph-rsid="002b5c32"/>
    </style:style>
    <style:style style:name="P19" style:family="paragraph" style:parent-style-name="Standard">
      <style:text-properties officeooo:rsid="002d065a" officeooo:paragraph-rsid="002d065a"/>
    </style:style>
    <style:style style:name="T1" style:family="text">
      <style:text-properties officeooo:rsid="00198f4e"/>
    </style:style>
    <style:style style:name="T2" style:family="text">
      <style:text-properties officeooo:rsid="0019ebe3"/>
    </style:style>
    <style:style style:name="T3" style:family="text">
      <style:text-properties officeooo:rsid="001b4c16"/>
    </style:style>
    <style:style style:name="T4" style:family="text">
      <style:text-properties officeooo:rsid="001c2d07"/>
    </style:style>
    <style:style style:name="T5" style:family="text">
      <style:text-properties officeooo:rsid="0020b6b2"/>
    </style:style>
    <style:style style:name="T6" style:family="text">
      <style:text-properties officeooo:rsid="00227dc4"/>
    </style:style>
    <style:style style:name="T7" style:family="text">
      <style:text-properties officeooo:rsid="0022bbd2"/>
    </style:style>
    <style:style style:name="T8" style:family="text">
      <style:text-properties officeooo:rsid="00231661"/>
    </style:style>
    <style:style style:name="T9" style:family="text">
      <style:text-properties officeooo:rsid="00247ae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8f4e" style:font-weight-asian="bold" style:font-weight-complex="bold"/>
    </style:style>
    <style:style style:name="T12" style:family="text">
      <style:text-properties fo:font-weight="bold" officeooo:rsid="00258f38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90522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officeooo:rsid="002d9dbc"/>
    </style:style>
    <style:style style:name="T18" style:family="text">
      <style:text-properties style:text-underline-style="none" officeooo:rsid="002e6579"/>
    </style:style>
    <style:style style:name="T19" style:family="text">
      <style:text-properties officeooo:rsid="002d9dbc"/>
    </style:style>
    <style:style style:name="T20" style:family="text">
      <style:text-properties officeooo:rsid="002e65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 programador.</text:p>
      <text:p text:style-name="P1"/>
      <text:p text:style-name="P1">El programa comienza pidiendo memoria para la clase <text:span text:style-name="T10">JuegoDeLaVida</text:span> que sera la que vinculara el resto de entidades del programa.</text:p>
      <text:p text:style-name="P1">La nueva instancia <text:span text:style-name="T10">JuegoDeLaVida</text:span> reserva memoria para las clases:</text:p>
      <text:p text:style-name="P1">* <text:span text:style-name="T10">Informe</text:span> (lleva el registro de los cambios en los tableros).</text:p>
      <text:p text:style-name="P1">* <text:span text:style-name="T10">Interfaz</text:span> (muestra por pantalla los mensajes de las diferentes situaciones de juego).</text:p>
      <text:p text:style-name="P1">* <text:span text:style-name="T10">Dibujante</text:span> (dibuja cada tableros de juego creando un archivo .BMP).</text:p>
      <text:p text:style-name="P1">* <text:span text:style-name="T10">Enfermero</text:span> (analiza los tableros y los port<text:span text:style-name="T2">a</text:span>les para determinar el estado <text:span text:style-name="T19">próximo</text:span> de las <text:span text:style-name="T19">células</text:span>).</text:p>
      <text:p text:style-name="P3"><text:span text:style-name="T19">También</text:span> se pide memoria para 2 listas:</text:p>
      <text:p text:style-name="P3">* Lista de portales (<text:span text:style-name="T1">guarda todos los portales del juego. Los mismos tienen acceso a las parcelas que vinculan</text:span>).</text:p>
      <text:p text:style-name="P3">* <text:span text:style-name="T1">Lista de tableros (guarda todos los tableros del juego. El </text:span><text:span text:style-name="T11">Tablero</text:span><text:span text:style-name="T1"> es un array bidimensional del tipo puntero a una parcela).</text:span></text:p>
      <text:p text:style-name="P4">Luego se ejecuta el <text:span text:style-name="T19">método</text:span> jugar() que realiza una partida del juego que <text:span text:style-name="T19">podrá</text:span> ser reiniciada.</text:p>
      <text:p text:style-name="P6">Al comienzo del juego la pantalla muestra un mensaje de bienvenida al usuario del programa y luego le pide la ruta de un archivo txt para cargar los datos de los elementos del juego.</text:p>
      <text:p text:style-name="P6">Durante el procesamiento de archivo se toma la primera palabra de cada linea para saber que tipo de ingreso se trata. Puede ser “Tablero”, “Parcela”, “Portal” , “”CelulaViva”.</text:p>
      <text:p text:style-name="P6">Los archivos para lectura tienen que seguir una estructura donde no se hagan referencias a elementos no procesados <text:span text:style-name="T19">todavía</text:span> (en caso de existir).</text:p>
      <text:p text:style-name="P7">Si se lee la palabra “Tablero” el programa toma el resto de los datos y lo crea pidiendo memoria para todos sus elementos que lo componen. El contenido del tablero son punteros a parcelas que contienen una <text:span text:style-name="T19">célula</text:span> muerta cuyo color es blanco. <text:span text:style-name="T5">Para finalizar se lo agrega a la lista de tableros.</text:span></text:p>
      <text:p text:style-name="P8">Si se lee la palabra “Parcela” se toma el resto de los datos que la caracterizan y se la configura en el tablero donde esta ubicada.</text:p>
      <text:p text:style-name="P8">Si se lee la palabra “Portal” el programa pide memoria para un portal que <text:span text:style-name="T19">contendrá</text:span> referencias a la <text:span text:style-name="T12">P</text:span><text:span text:style-name="T10">arcela</text:span> origen y destino del <text:span text:style-name="T12">P</text:span><text:span text:style-name="T10">ortal</text:span> para tener acceso a las <text:span text:style-name="T19">células.</text:span></text:p>
      <text:p text:style-name="P9">Al final del archivo tienen que estar los registros de las <text:span text:style-name="T19">células</text:span> que comenzaran con vida.</text:p>
      <text:p text:style-name="P9">Se toman sus datos y las configura en el tablero que las contiene. Para finalizar se lo agrega a la lista de Portales.</text:p>
      <text:p text:style-name="P10"><text:span text:style-name="T19">Después</text:span> de procesar todo el archivo el Dibujante se encarga de generar los archivos BMP que representan a los tableros del juego <text:span text:style-name="T6">en su estado inicial</text:span>.</text:p>
      <text:p text:style-name="P11">Como siguiente paso se ingresa en un bucle <text:span text:style-name="T8">de tareas </text:span>donde podremos efectuar las distintas <text:span text:style-name="T8">acciones</text:span> que se pueden realizar con los elementos del juego .De este bucle se <text:span text:style-name="T19">saldrá</text:span> cuando se quiera terminar el juego.</text:p>
      <text:p text:style-name="P11">En el bucle la Interfaz primero muestra por pantalla el <text:span text:style-name="T19">menú</text:span> del juego y <text:span text:style-name="T8">obtiene la elección por parte del usuario</text:span>. <text:span text:style-name="T19">Podrá elegir entre 3 acciones posibles:</text:span></text:p>
      <text:p text:style-name="P12">* <text:span text:style-name="T13">Ejecutar una cantidad de turnos:</text:span></text:p>
      <text:p text:style-name="P16"><text:span text:style-name="T14">Se muestra por pantalla y se pide la cantidad de turnos que se quieren ejecutar. Los turnos se ejecutaran siempre y cuando </text:span><text:span text:style-name="T15">el estado de los tableros no hayan entrado en equilibrio (dos turnos seguidos sin cambios).</text:span></text:p>
      <text:p text:style-name="P17"><text:span text:style-name="T15">P</text:span><text:span text:style-name="T14">or cada turno Nisman el Enfermero del juego primero determinara el estado </text:span><text:span text:style-name="T17">próximo</text:span><text:span text:style-name="T14"> de cada </text:span><text:span text:style-name="T16">Celula</text:span><text:span text:style-name="T14"> de todos los tableros en base a las </text:span><text:span text:style-name="T17">células</text:span><text:span text:style-name="T14"> vecinas.</text:span></text:p>
      <text:p text:style-name="P17"><text:span text:style-name="T14">Lo </text:span><text:span text:style-name="T17">siguiente</text:span><text:span text:style-name="T14"> es determinar el color que </text:span><text:span text:style-name="T17">tendrán</text:span><text:span text:style-name="T14"> las </text:span><text:span text:style-name="T17">células</text:span><text:span text:style-name="T14"> que nazcan el </text:span><text:span text:style-name="T17">próximo</text:span><text:span text:style-name="T14"> turno. Al </text:span><text:span text:style-name="T17">finalizar</text:span><text:span text:style-name="T14"> esto se controlara la influencia de los portales del juego en las </text:span><text:span text:style-name="T17">células</text:span><text:span text:style-name="T14"> vinculadas. Se analiza cual de las </text:span><text:span text:style-name="T17">células</text:span><text:span text:style-name="T14"> </text:span><text:span text:style-name="T17">producirá</text:span><text:span text:style-name="T14"> cambios en la otra para modificarle el estado y color del </text:span><text:span text:style-name="T17">próximo</text:span><text:span text:style-name="T14"> turno.</text:span></text:p>
      <text:p text:style-name="P17"><text:span text:style-name="T14">El enfermero actualiza el estado de las </text:span><text:span text:style-name="T17">células</text:span><text:span text:style-name="T14"> </text:span><text:span text:style-name="T17">haciéndolas</text:span><text:span text:style-name="T14"> nacer o </text:span><text:span text:style-name="T17">matándolas</text:span><text:span text:style-name="T14"> mientras va tomando registro para generar los informes del juego.</text:span></text:p>
      <text:p text:style-name="P18"><text:span text:style-name="T14">El dibujante dibuja el nuevo estado de los tableros y genera los archivos BMP del turno correspondiente.</text:span></text:p>
      <text:p text:style-name="P18"><text:soft-page-break/><text:span text:style-name="T14">La Interfaz muestra por pantalla los informes del juego y si el juego se congelo en el intento de ejecutar los turnos. </text:span></text:p>
      <text:p text:style-name="P19"><text:span text:style-name="T14">Regresamos al </text:span><text:span text:style-name="T18">menú</text:span><text:span text:style-name="T14"> de tareas.</text:span></text:p>
      <text:p text:style-name="P13">* <text:span text:style-name="T13">Reiniciar:</text:span></text:p>
      <text:p text:style-name="P13"><text:span text:style-name="T8">Libera la memoria pedida para los tableros y portales del juego. Pide por pantalla la ruta de un archivo txt y lo procesa generando nuevos elementos para jugar.</text:span></text:p>
      <text:p text:style-name="P14">Se dibujan y generan los archivos correspondientes a los nuevos elementos del juego y se vuelve a mostrar el <text:span text:style-name="T20">menú</text:span> de juego.</text:p>
      <text:p text:style-name="P13">* <text:span text:style-name="T13">Terminar:</text:span></text:p>
      <text:p text:style-name="P13"><text:span text:style-name="T9">La Interfaz muestra un mensaje de finalización del programa y se sale del bucle de tareas para terminar el programa.</text:span></text:p>
      <text:p text:style-name="P4"/>
      <text:p text:style-name="P4">//Hipotesis.</text:p>
      <text:p text:style-name="P4">El efecto de los portales prevalece por sobre el efecto de las celulas vecinas.</text:p>
      <text:p text:style-name="P4">Si se tiene que aplicar un efecto de un portal donde la celula que modifica esta por morir y la celula modificada esta muerta <text:span text:style-name="T4">o por morir</text:span> entonces no se cambia nada en el destino.</text:p>
      <text:p text:style-name="P5">Si se tiene que aplicar un efecto de un portal donde la celula que modifica esta por <text:span text:style-name="T4">nacer</text:span> y la celula modificada esta <text:span text:style-name="T4">por nacer</text:span> entonces no se cambia nada en el destino. <text:span text:style-name="T4">Si</text:span> la celula modificada esta viva entonces se copia el color en la celula destin<text:span text:style-name="T3">o pero no se considera un nacimi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9:42:16.648134337</meta:creation-date>
    <dc:date>2018-11-06T15:23:29.725765884</dc:date>
    <meta:editing-duration>PT1H22M33S</meta:editing-duration>
    <meta:editing-cycles>23</meta:editing-cycles>
    <meta:generator>LibreOffice/6.0.6.2$Linux_X86_64 LibreOffice_project/00m0$Build-2</meta:generator>
    <meta:document-statistic meta:table-count="0" meta:image-count="0" meta:object-count="0" meta:page-count="2" meta:paragraph-count="39" meta:word-count="833" meta:character-count="4794" meta:non-whitespace-character-count="3999"/>
  </office:meta>
</office:document-meta>
</file>